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Z003" svg:font-family="Z003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0aec1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paragraph-rsid="000aec1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aec1d"/>
    </style:style>
    <style:style style:name="T2" style:family="text">
      <style:text-properties style:font-name="Noto Serif Display"/>
    </style:style>
    <style:style style:name="T3" style:family="text">
      <style:text-properties style:font-name="Z003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2">CIRCULAR</text:span></text:span></text:p>
      <text:p text:style-name="Text_20_body"><text:span text:style-name="Strong_20_Emphasis"/></text:p>
      <text:p text:style-name="P2"><text:span text:style-name="Strong_20_Emphasis">Ref.: R123</text:span></text:p>
      <text:p text:style-name="Text_20_body"><text:span text:style-name="Strong_20_Emphasis">Benvolguts/des usuaris/es,</text:span></text:p>
      <text:p text:style-name="Text_20_body">Seguint la normativa municipal vigent, ens plau comunicar-vos que el Servei de Recaptació de l’Ajuntament de Maó ha establert com a data límit per al pagament del rebut de l’Impost sobre Béns Immobles (IBI) el pròxim mes d’abril.</text:p>
      <text:p text:style-name="Text_20_body">Us recordem que podeu efectuar el pagament a través de qualsevol de les següents vies:</text:p>
      <text:list text:style-name="L1">
        <text:list-item>
          <text:p text:style-name="P5">Presencialment a les oficines de recaptació.</text:p>
        </text:list-item>
        <text:list-item>
          <text:p text:style-name="P5">Mitjançant el portal web oficial de l’Ajuntament.</text:p>
        </text:list-item>
        <text:list-item>
          <text:p text:style-name="P4">O bé, a través de les entitats bancàries col·laboradores.</text:p>
        </text:list-item>
      </text:list>
      <text:p text:style-name="Text_20_body">Per a qualsevol dubte o consulta, restem a la vostra disposició al telèfon 971 <text:span text:style-name="T1">36 98 00 </text:span>o a través del correu electrònic recaptacio@ajmao.org.</text:p>
      <text:p text:style-name="Text_20_body">Ben cordialment,</text:p>
      <text:p text:style-name="P3"><text:span text:style-name="Strong_20_Emphasis"><text:span text:style-name="T3">Anna Ferrer i López</text:span></text:span></text:p>
      <text:p text:style-name="Text_20_body"><text:span text:style-name="Strong_20_Emphasis">Anna Ferrer i López</text:span><text:line-break/>Cap del Servei de Recaptació<text:line-break/>Ajuntament de Maó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0aec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aó, 18 de novembre de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6:21:19.829697819</meta:creation-date>
    <dc:date>2024-11-18T16:35:06.230533935</dc:date>
    <meta:editing-duration>PT13M49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13" meta:word-count="131" meta:character-count="782" meta:non-whitespace-character-count="667"/>
  </office:meta>
</office:document-meta>
</file>